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cc" draw:textarea-horizontal-align="justify" draw:textarea-vertical-align="middle" draw:auto-grow-height="false" fo:min-height="4.703cm" fo:min-width="4.58cm"/>
    </style:style>
    <style:style style:name="gr2" style:family="graphic" style:parent-style-name="standard">
      <style:graphic-properties draw:fill-color="#ccffcc" draw:textarea-horizontal-align="justify" draw:textarea-vertical-align="middle" draw:auto-grow-height="false" fo:min-height="4.576cm" fo:min-width="4.58cm"/>
    </style:style>
    <style:style style:name="gr3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8.386cm" fo:min-width="8.771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7.497cm" fo:min-width="8.771cm"/>
    </style:style>
    <style:style style:name="gr7" style:family="graphic" style:parent-style-name="standard">
      <style:graphic-properties draw:textarea-horizontal-align="justify" draw:textarea-vertical-align="middle" draw:auto-grow-height="false" fo:min-height="0.639cm" fo:min-width="4.072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6.481cm" fo:min-width="3.945cm"/>
    </style:style>
    <style:style style:name="gr9" style:family="graphic" style:parent-style-name="standard">
      <style:graphic-properties draw:fill-color="#9999ff" draw:textarea-horizontal-align="justify" draw:textarea-vertical-align="middle" draw:auto-grow-height="false" fo:min-height="2.529cm" fo:min-width="7.502cm"/>
    </style:style>
    <style:style style:name="gr10" style:family="graphic" style:parent-style-name="standard">
      <style:graphic-properties draw:stroke="none" draw:fill="none" fo:min-height="2.475cm"/>
    </style:style>
    <style:style style:name="gr11" style:family="graphic" style:parent-style-name="standard">
      <style:graphic-properties draw:fill-color="#ccffcc" draw:textarea-horizontal-align="justify" draw:textarea-vertical-align="middle" draw:auto-grow-height="false" fo:min-height="0.893cm" fo:min-width="2.421cm"/>
    </style:style>
    <style:style style:name="gr12" style:family="graphic" style:parent-style-name="standard">
      <style:graphic-properties draw:fill-color="#ff8080" draw:textarea-horizontal-align="justify" draw:textarea-vertical-align="middle" draw:auto-grow-height="false" fo:min-height="0.428cm" fo:min-width="0.813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draw:fill="none" fo:min-height="0.94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-color="#9999ff" draw:textarea-horizontal-align="justify" draw:textarea-vertical-align="middle" draw:auto-grow-height="false" fo:min-height="1.338cm" fo:min-width="5.851cm"/>
    </style:style>
    <style:style style:name="gr17" style:family="graphic" style:parent-style-name="standard">
      <style:graphic-properties draw:stroke="none" draw:fill="none" fo:min-height="1.636cm"/>
    </style:style>
    <style:style style:name="gr18" style:family="graphic" style:parent-style-name="standard">
      <style:graphic-properties draw:stroke="none" draw:fill="none" fo:min-height="1.763cm"/>
    </style:style>
    <style:style style:name="P1" style:family="paragraph">
      <style:paragraph-properties fo:text-align="center"/>
    </style:style>
    <style:style style:name="P2" style:family="paragraph">
      <loext:graphic-properties draw:fill-color="#ccffcc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cc"/>
      <style:paragraph-properties fo:text-align="center"/>
    </style:style>
    <style:style style:name="P5" style:family="paragraph">
      <loext:graphic-properties draw:fill-color="#9999ff"/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-color="#ff8080"/>
      <style:paragraph-properties fo:text-align="center"/>
      <style:text-properties fo:font-size="14pt" style:font-size-asian="14pt" style:font-size-complex="14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08cm" svg:height="4.953cm" svg:x="9.036cm" svg:y="14.97cm">
          <text:p text:style-name="P1">vboxnet1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08cm" svg:height="4.826cm" svg:x="8.963cm" svg:y="3.413cm">
          <text:p text:style-name="P1">vboxnet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7.383cm" svg:y1="5.699cm" svg:x2="14.043cm" svg:y2="5.826cm" draw:start-shape="id1" draw:start-glue-point="3" draw:end-shape="id2" svg:d="M17383 5699h-1670v127h-1670" svg:viewBox="0 0 3341 128">
          <text:p/>
        </draw:connector>
        <draw:connector draw:style-name="gr3" draw:text-style-name="P1" draw:layer="layout" svg:x1="17.383cm" svg:y1="15.668cm" svg:x2="14.043cm" svg:y2="5.826cm" draw:start-shape="id3" draw:start-glue-point="3" draw:end-shape="id2" draw:end-glue-point="1" svg:d="M17383 15668h-1670v-9842h-1670" svg:viewBox="0 0 3341 9843">
          <text:p/>
        </draw:connector>
        <draw:connector draw:style-name="gr4" draw:text-style-name="P3" draw:layer="layout" svg:x1="5.699cm" svg:y1="16.966cm" svg:x2="9.036cm" svg:y2="17.446cm" draw:end-shape="id4" draw:end-glue-point="3" svg:d="M5699 16966h1418v480h1919" svg:viewBox="0 0 3338 481">
          <text:p text:style-name="P1"><text:span text:style-name="T1"/></text:p>
          <text:p text:style-name="P1"><text:span text:style-name="T1"/></text:p>
        </draw:connector>
        <draw:custom-shape draw:style-name="gr5" draw:text-style-name="P4" xml:id="id1" draw:id="id1" draw:layer="layout" svg:width="9.271cm" svg:height="8.636cm" svg:x="17.383cm" svg:y="1.381cm">
          <text:p text:style-name="P1">K8s1 (master)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9.271cm" svg:height="7.747cm" svg:x="17.383cm" svg:y="11.795cm">
          <text:p text:style-name="P1">K8s2 (worker)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72cm" svg:height="0.889cm" svg:x="16.494cm" svg:y="5.191cm">
          <text:p text:style-name="P1"><text:span text:style-name="T1">Enp0s9: </text:span><text:span text:style-name="T1">FD00::B/16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72cm" svg:height="0.889cm" svg:x="16.748cm" svg:y="15.097cm">
          <text:p text:style-name="P1"><text:span text:style-name="T1">Enp0s9: </text:span><text:span text:style-name="T1">FD00::C/16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4.572cm" svg:height="0.889cm" svg:x="19.699cm" svg:y="9.466cm">
          <text:p text:style-name="P1"><text:span text:style-name="T1">Enp0s8: FD01::B/16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4.572cm" svg:height="0.889cm" svg:x="19.699cm" svg:y="11.414cm">
          <text:p text:style-name="P1"><text:span text:style-name="T1">Enp0s8: FD01::C/1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985cm" svg:y1="10.355cm" svg:x2="21.985cm" svg:y2="11.414cm" draw:start-shape="id5" draw:start-glue-point="2" draw:end-shape="id6" draw:end-glue-point="0" svg:d="M21985 10355v1059" svg:viewBox="0 0 1 1060">
          <text:p/>
        </draw:connector>
        <draw:custom-shape draw:style-name="gr8" draw:text-style-name="P4" draw:layer="layout" svg:width="4.445cm" svg:height="6.731cm" svg:x="1.889cm" svg:y="13.319cm">
          <text:p text:style-name="P1">VM-01</text:p>
          <text:p text:style-name="P1">(client)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72cm" svg:height="0.889cm" svg:x="3.667cm" svg:y="16.194cm">
          <text:p text:style-name="P1"><text:span text:style-name="T1">Enp0s9: CC00::2/16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72cm" svg:height="0.889cm" svg:x="9.29cm" svg:y="17.637cm">
          <text:p text:style-name="P1"><text:span text:style-name="T1">CC00::1/128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72cm" svg:height="0.889cm" svg:x="9.344cm" svg:y="6.588cm">
          <text:p text:style-name="P1"><text:span text:style-name="T1">FD00::1/12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8.001cm" svg:height="4.445cm" svg:x="6.842cm" svg:y="9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7" draw:layer="layout" svg:width="7.797cm" svg:height="3.009cm" svg:x="6.969cm" svg:y="10.017cm">
          <draw:text-box>
            <text:p text:style-name="P6"><text:span text:style-name="T2">$ ip -6 route</text:span></text:p>
            <text:p text:style-name="P6"><text:span text:style-name="T2">cc00::1 dev vboxnet1 <text:s/></text:span></text:p>
            <text:p text:style-name="P6"><text:span text:style-name="T2">cc00::/16 dev vboxnet1 </text:span></text:p>
            <text:p text:style-name="P6"><text:span text:style-name="T2">fd00::1 dev vboxnet0 <text:s/></text:span></text:p>
            <text:p text:style-name="P6"><text:span text:style-name="T2">fd00::/16 dev vboxnet0</text:span></text:p>
            <text:p text:style-name="P6"><text:span text:style-name="T2">fd02::c0a8:210b:0:0/96 via fd00:: dev vboxnet0 </text:span></text:p>
            <text:p text:style-name="P6"><text:span text:style-name="T2">fd02::c0a8:210c:0:0/96 via fd00:: dev vboxnet0 </text:span></text:p>
          </draw:text-box>
        </draw:frame>
        <draw:custom-shape draw:style-name="gr11" draw:text-style-name="P2" xml:id="id8" draw:id="id8" draw:layer="layout" svg:width="2.921cm" svg:height="1.143cm" svg:x="22.717cm" svg:y="5.18cm">
          <text:p text:style-name="P1">cni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7" draw:id="id7" draw:layer="layout" svg:width="1.524cm" svg:height="1.016cm" svg:x="23.406cm" svg:y="3.229cm">
          <text:p text:style-name="P1"><text:span text:style-name="T1">Pod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3" draw:text-style-name="P1" draw:layer="layout" svg:x1="24.168cm" svg:y1="4.165cm" svg:x2="24.177cm" svg:y2="5.18cm" draw:start-shape="id7" draw:start-glue-point="6" draw:end-shape="id8" draw:end-glue-point="0" svg:d="M24168 4165v548h9v467" svg:viewBox="0 0 10 1016">
          <text:p/>
        </draw:connector>
        <draw:frame draw:style-name="gr14" draw:text-style-name="P10" draw:layer="layout" svg:width="4.953cm" svg:height="1.199cm" svg:x="21.828cm" svg:y="4.545cm">
          <draw:text-box>
            <text:p text:style-name="P9"><text:span text:style-name="T3">fd02::c0a8:210</text:span><text:span text:style-name="T4">b</text:span><text:span text:style-name="T3">:0:0/96</text:span></text:p>
          </draw:text-box>
        </draw:frame>
        <draw:custom-shape draw:style-name="gr11" draw:text-style-name="P2" xml:id="id10" draw:id="id10" draw:layer="layout" svg:width="2.921cm" svg:height="1.143cm" svg:x="22.59cm" svg:y="15.27cm">
          <text:p text:style-name="P1">cni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9" draw:id="id9" draw:layer="layout" svg:width="1.524cm" svg:height="1.016cm" svg:x="23.279cm" svg:y="13.319cm">
          <text:p text:style-name="P1"><text:span text:style-name="T1">Pod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3" draw:text-style-name="P1" draw:layer="layout" svg:x1="24.041cm" svg:y1="14.255cm" svg:x2="24.05cm" svg:y2="15.27cm" draw:start-shape="id9" draw:start-glue-point="6" draw:end-shape="id10" draw:end-glue-point="0" svg:d="M24041 14255v548h9v467" svg:viewBox="0 0 10 1016">
          <text:p/>
        </draw:connector>
        <draw:frame draw:style-name="gr14" draw:text-style-name="P10" draw:layer="layout" svg:width="4.953cm" svg:height="1.199cm" svg:x="21.701cm" svg:y="14.635cm">
          <draw:text-box>
            <text:p text:style-name="P9"><text:span text:style-name="T3">fd02::c0a8:210</text:span><text:span text:style-name="T4">c</text:span><text:span text:style-name="T3">:0:0/96</text:span></text:p>
          </draw:text-box>
        </draw:frame>
        <draw:frame draw:style-name="gr15" draw:text-style-name="P11" draw:layer="layout" svg:width="2.974cm" svg:height="0.962cm" svg:x="9.509cm" svg:y="9.055cm">
          <draw:text-box>
            <text:p>Host FIB</text:p>
          </draw:text-box>
        </draw:frame>
        <draw:custom-shape draw:style-name="gr16" draw:text-style-name="P5" draw:layer="layout" svg:width="6.35cm" svg:height="2.54cm" svg:x="18.907cm" svg:y="16.6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7" draw:layer="layout" svg:width="6.751cm" svg:height="1.886cm" svg:x="19.014cm" svg:y="17.121cm">
          <draw:text-box>
            <text:p text:style-name="P6"><text:span text:style-name="T2">fd00::/16 dev enp0s9 </text:span></text:p>
            <text:p text:style-name="P6"><text:span text:style-name="T2">fd01::/16 dev enp0s8 </text:span></text:p>
            <text:p text:style-name="P6"><text:span text:style-name="T2">fd02::c0a8:210c:0:0/96 via fd01::c <text:s/></text:span></text:p>
            <text:p text:style-name="P6"><text:span text:style-name="T2">default via fd00::1 dev enp0s9 </text:span></text:p>
          </draw:text-box>
        </draw:frame>
        <draw:custom-shape draw:style-name="gr16" draw:text-style-name="P5" draw:layer="layout" svg:width="6.35cm" svg:height="2.54cm" svg:x="18.907cm" svg:y="6.71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8" draw:text-style-name="P7" draw:layer="layout" svg:width="8.182cm" svg:height="2.013cm" svg:x="19.288cm" svg:y="7.223cm">
          <draw:text-box>
            <text:p text:style-name="P6"><text:span text:style-name="T2">fd00::/16 dev enp0s9</text:span></text:p>
            <text:p text:style-name="P6"><text:span text:style-name="T2">fd01::/16 dev enp0s8</text:span></text:p>
            <text:p text:style-name="P6"><text:span text:style-name="T2">fd02::c0a8:210b:0:0/96 via fd01::b </text:span></text:p>
            <text:p text:style-name="P6"><text:span text:style-name="T2">default via fd00::1 dev enp0s9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5T10:41:17.586122486</meta:creation-date>
    <dc:date>2018-09-25T11:38:37.306823000</dc:date>
    <meta:editing-duration>PT15M26S</meta:editing-duration>
    <meta:editing-cycles>6</meta:editing-cycles>
    <meta:generator>LibreOffice/5.1.6.2$Linux_X86_64 LibreOffice_project/10m0$Build-2</meta:generator>
    <meta:document-statistic meta:object-count="31"/>
  </office:meta>
</office:document-meta>
</file>